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6.2988in" svg:height="3.5429in" svg:x="2.7063in" svg:y="0.0394in">
            <draw:object draw:notify-on-update-of-ranges="Tabelle1.B1:Tabelle1.B1 Tabelle1.B2:Tabelle1.B16 Tabelle1.C1:Tabelle1.C1 Tabelle1.C2:Tabelle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x38, high ionic strength</text:p>
          </table:table-cell>
          <table:table-cell office:value-type="float" office:value="7.17" calcext:value-type="float">
            <text:p>7.17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x37, pH 7.38, diluted with water</text:p>
          </table:table-cell>
          <table:table-cell office:value-type="float" office:value="7.38" calcext:value-type="float">
            <text:p>7.38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x36, pH 7.17, high ionic strength </text:p>
          </table:table-cell>
          <table:table-cell office:value-type="float" office:value="7.17" calcext:value-type="float">
            <text:p>7.17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X35, pH 7.38, diluted with water </text:p>
          </table:table-cell>
          <table:table-cell office:value-type="float" office:value="7.38" calcext:value-type="float">
            <text:p>7.38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530" calcext:value-type="float">
            <text:p>5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2T15:23:52.926666091</meta:creation-date>
    <dc:date>2024-10-02T15:30:09.364604312</dc:date>
    <meta:editing-duration>PT6M16S</meta:editing-duration>
    <meta:editing-cycles>1</meta:editing-cycles>
    <meta:document-statistic meta:table-count="1" meta:cell-count="4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8cm" svg:y="4.201cm" style:legend-expansion="high" chart:style-name="ch2"/>
        <chart:plot-area chart:style-name="ch3" table:cell-range-address="Tabelle1.B1:Tabelle1.C16" chart:data-source-has-labels="row" svg:x="0.32cm" svg:y="0.18cm" svg:width="13.388cm" svg:height="8.64cm">
          <chartooo:coordinate-region svg:x="1.127cm" svg:y="0.379cm" svg:width="12.3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2:Tabelle1.C16" chart:label-cell-address="Tabelle1.C1:Tabelle1.C1" chart:class="chart:scatter">
            <chart:domain table:cell-range-address="Tabelle1.B2:Tabelle1.B16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verage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32">
                <text:p>8.32</text:p>
                <draw:g>
                  <svg:desc>Tabelle1.B2:Tabelle1.B16</svg:desc>
                </draw:g>
              </table:table-cell>
              <table:table-cell office:value-type="float" office:value="548">
                <text:p>548</text:p>
                <draw:g>
                  <svg:desc>Tabelle1.C2:Tabelle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32">
                <text:p>8.32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77">
                <text:p>6.7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7">
                <text:p>6.7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9">
                <text:p>7.9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39">
                <text:p>7.3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4">
                <text:p>8.0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3">
                <text:p>6.1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1">
                <text:p>9.2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21">
                <text:p>9.2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7">
                <text:p>7.1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8">
                <text:p>7.3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7">
                <text:p>7.1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8">
                <text:p>7.3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8">
                <text:p>7.38</text:p>
              </table:table-cell>
              <table:table-cell office:value-type="float" office:value="530">
                <text:p>5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